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rriecito" svg:font-family="Barriecito" style:font-pitch="variable"/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15%"/>
    </style:style>
    <style:style style:name="P2" style:family="paragraph" style:parent-style-name="Heading_20_1">
      <style:paragraph-properties fo:line-height="115%"/>
      <style:text-properties fo:color="#ff8d00" loext:opacity="100%" style:font-name="Barriecito" style:text-underline-style="none" officeooo:rsid="0000647b" officeooo:paragraph-rsid="0000647b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 style:list-style-name="L1">
      <style:paragraph-properties fo:margin-top="0in" fo:margin-bottom="0in" style:contextual-spacing="false" fo:line-height="115%"/>
    </style:style>
    <style:style style:name="P5" style:family="paragraph" style:parent-style-name="Text_20_body" style:list-style-name="L1">
      <style:paragraph-properties fo:line-height="115%"/>
    </style:style>
    <style:style style:name="P6" style:family="paragraph" style:parent-style-name="Text_20_body" style:list-style-name="L2">
      <style:paragraph-properties fo:margin-top="0in" fo:margin-bottom="0in" style:contextual-spacing="false" fo:line-height="115%"/>
    </style:style>
    <style:style style:name="P7" style:family="paragraph" style:parent-style-name="Text_20_body" style:list-style-name="L2">
      <style:paragraph-properties fo:line-height="115%"/>
    </style:style>
    <style:style style:name="P8" style:family="paragraph" style:parent-style-name="Text_20_body">
      <style:paragraph-properties fo:line-height="115%"/>
      <style:text-properties officeooo:paragraph-rsid="0000647b"/>
    </style:style>
    <style:style style:name="P9" style:family="paragraph" style:parent-style-name="Text_20_body">
      <style:text-properties officeooo:paragraph-rsid="0000647b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style:font-name="Comfortaa"/>
    </style:style>
    <style:style style:name="T2" style:family="text">
      <style:text-properties style:font-name="Comfortaa" fo:font-weight="normal" style:font-weight-asian="normal" style:font-weight-complex="normal"/>
    </style:style>
    <style:style style:name="T3" style:family="text">
      <style:text-properties style:font-name="Comfortaa" fo:font-weight="bold" style:font-weight-asian="bold" style:font-weight-complex="bold"/>
    </style:style>
    <style:style style:name="T4" style:family="text">
      <style:text-properties officeooo:rsid="0000647b"/>
    </style:style>
    <style:style style:name="T5" style:family="text">
      <style:text-properties style:font-name="Barriecito"/>
    </style:style>
    <style:style style:name="T6" style:family="text">
      <style:text-properties fo:color="#2a6099" loext:opacity="100%" style:font-name="Barriecito"/>
    </style:style>
    <style:style style:name="T7" style:family="text">
      <style:text-properties fo:color="#158466" loext:opacity="100%" style:font-name="Barriecito"/>
    </style:style>
    <style:style style:name="T8" style:family="text">
      <style:text-properties fo:color="#158466" loext:opacity="100%" style:font-name="Barriecito" style:text-underline-style="solid" style:text-underline-width="auto" style:text-underline-color="font-color"/>
    </style:style>
    <style:style style:name="T9" style:family="text">
      <style:text-properties fo:color="#158466" loext:opacity="100%" style:text-line-through-style="solid" style:text-line-through-type="single" style:font-name="Barriecito" style:text-underline-style="solid" style:text-underline-width="auto" style:text-underline-color="font-color"/>
    </style:style>
    <style:style style:name="T10" style:family="text">
      <style:text-properties fo:color="#158466" loext:opacity="100%" style:text-line-through-style="none" style:text-line-through-type="none" style:font-name="Barriecito" style:text-underline-style="solid" style:text-underline-width="auto" style:text-underline-color="font-color"/>
    </style:style>
    <style:style style:name="T11" style:family="text">
      <style:text-properties style:text-line-through-style="none" style:text-line-through-type="none" style:font-name="Barriecito" style:text-underline-style="solid" style:text-underline-width="auto" style:text-underline-color="font-color"/>
    </style:style>
    <style:style style:name="T12" style:family="text">
      <style:text-properties fo:color="#3465a4" loext:opacity="100%" style:text-line-through-style="none" style:text-line-through-type="none" style:font-name="Barriecito" style:text-underline-style="solid" style:text-underline-width="auto" style:text-underline-color="font-color"/>
    </style:style>
    <style:style style:name="T13" style:family="text">
      <style:text-properties fo:color="#ff8f00" loext:opacity="100%" style:text-line-through-style="none" style:text-line-through-type="none" style:font-name="Barriecito" style:text-underline-style="solid" style:text-underline-width="auto" style:text-underline-color="font-color"/>
    </style:style>
    <style:style style:name="T14" style:family="text">
      <style:text-properties fo:color="#6a1b9a" loext:opacity="100%" style:text-line-through-style="none" style:text-line-through-type="none" style:font-name="Barriecito" style:text-underline-style="solid" style:text-underline-width="auto" style:text-underline-color="font-color"/>
    </style:style>
    <style:style style:name="T15" style:family="text">
      <style:text-properties fo:color="#3d5afe" loext:opacity="100%" style:text-line-through-style="none" style:text-line-through-type="none" style:font-name="Barriecito"/>
    </style:style>
    <style:style style:name="T16" style:family="text">
      <style:text-properties fo:color="#3d5afe" loext:opacity="100%" style:text-line-through-style="none" style:text-line-through-type="none" style:font-name="Barriecito" style:text-underline-style="solid" style:text-underline-width="auto" style:text-underline-color="font-color"/>
    </style:style>
    <style:style style:name="T17" style:family="text">
      <style:text-properties fo:color="#3d5afe" loext:opacity="100%" style:text-line-through-style="none" style:text-line-through-type="none" style:font-name="Barriecito" style:text-underline-style="none"/>
    </style:style>
    <style:style style:name="T18" style:family="text">
      <style:text-properties fo:color="#5eb91e" loext:opacity="100%" style:font-name="Comfortaa"/>
    </style:style>
    <style:style style:name="T19" style:family="text">
      <style:text-properties fo:color="#5eb91e" loext:opacity="100%" style:font-name="Comfortaa" fo:font-weight="bold" style:font-weight-asian="bold" style:font-weight-complex="bold"/>
    </style:style>
    <style:style style:name="T20" style:family="text">
      <style:text-properties fo:color="#127622" loext:opacity="100%" style:font-name="Comfortaa"/>
    </style:style>
    <style:style style:name="T21" style:family="text">
      <style:text-properties fo:color="#127622" loext:opacity="100%" style:font-name="Comfortaa" fo:font-weight="bold" style:font-weight-asian="bold" style:font-weight-complex="bold"/>
    </style:style>
    <style:style style:name="T22" style:family="text">
      <style:text-properties fo:color="#00a933" loext:opacity="100%" style:font-name="Comfortaa"/>
    </style:style>
    <style:style style:name="T23" style:family="text">
      <style:text-properties fo:color="#00a933" loext:opacity="100%" style:font-name="Comfortaa" fo:font-weight="bold" style:font-weight-asian="bold" style:font-weight-complex="bold"/>
    </style:style>
    <style:style style:name="T24" style:family="text">
      <style:text-properties fo:color="#f10d0c" loext:opacity="100%" style:font-name="Comfortaa"/>
    </style:style>
    <style:style style:name="T25" style:family="text">
      <style:text-properties fo:color="#f10d0c" loext:opacity="100%" style:font-name="Comfortaa" fo:font-weight="bold" style:font-weight-asian="bold" style:font-weight-complex="bold"/>
    </style:style>
    <style:style style:name="T26" style:family="text">
      <style:text-properties fo:color="#069a2e" loext:opacity="100%" style:font-name="Comforta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7">Wayland</text:span></text:span></text:h>
      <text:p text:style-name="P3"><text:span text:style-name="Strong_20_Emphasis"><text:span text:style-name="T23">Pros</text:span></text:span><text:span text:style-name="Strong_20_Emphasis"><text:span text:style-name="T22">:</text:span></text:span></text:p>
      <text:list text:style-name="L1">
        <text:list-item>
          <text:p text:style-name="P4"><text:span text:style-name="Strong_20_Emphasis"><text:span text:style-name="T1">Modern and efficient:</text:span></text:span><text:span text:style-name="T1"> Designed with simplicity and performance in mind, offering smoother animations and lower latency. </text:span></text:p>
        </text:list-item>
        <text:list-item>
          <text:p text:style-name="P4"><text:span text:style-name="Strong_20_Emphasis"><text:span text:style-name="T1">Direct communication:</text:span></text:span><text:span text:style-name="T1"> Applications communicate directly with the hardware, reducing overhead and improving efficiency. </text:span></text:p>
        </text:list-item>
        <text:list-item>
          <text:p text:style-name="P4"><text:span text:style-name="Strong_20_Emphasis"><text:span text:style-name="T1">Secure by design:</text:span></text:span><text:span text:style-name="T1"> Incorporates security features that mitigate vulnerabilities found in Xorg. </text:span></text:p>
        </text:list-item>
        <text:list-item>
          <text:p text:style-name="P5"><text:span text:style-name="Strong_20_Emphasis"><text:span text:style-name="T1">Future-proof:</text:span></text:span><text:span text:style-name="T1"> Considered the future of display servers on Linux. </text:span></text:p>
        </text:list-item>
      </text:list>
      <text:p text:style-name="P3"><text:span text:style-name="Strong_20_Emphasis"><text:span text:style-name="T25">Cons</text:span></text:span><text:span text:style-name="Strong_20_Emphasis"><text:span text:style-name="T24">:</text:span></text:span></text:p>
      <text:list text:style-name="L2">
        <text:list-item>
          <text:p text:style-name="P6"><text:span text:style-name="Strong_20_Emphasis"><text:span text:style-name="T1">Limited compatibility:</text:span></text:span><text:span text:style-name="T1"> Still under development, leading to potential issues with older hardware and software. </text:span></text:p>
        </text:list-item>
        <text:list-item>
          <text:p text:style-name="P6"><text:span text:style-name="Strong_20_Emphasis"><text:span text:style-name="T1">NVIDIA driver issues:</text:span></text:span><text:span text:style-name="T1"> Not fully supported by NVIDIA, leading to limitations and potential instability. </text:span></text:p>
        </text:list-item>
        <text:list-item>
          <text:p text:style-name="P7"><text:span text:style-name="Strong_20_Emphasis"><text:span text:style-name="T1">Not as mature:</text:span></text:span><text:span text:style-name="T1"> Bugfixes and features might be less readily available compared to Xorg. </text:span></text:p>
        </text:list-item>
      </text:list>
      <text:h text:style-name="P2" text:outline-level="1">Xorg</text:h>
      <text:p text:style-name="P8"><text:span text:style-name="Strong_20_Emphasis"><text:span text:style-name="T26">Pros:</text:span></text:span></text:p>
      <text:list text:style-name="L3">
        <text:list-item>
          <text:p text:style-name="P11"><text:span text:style-name="Strong_20_Emphasis"><text:span text:style-name="T1">Mature and stable:</text:span></text:span><text:span text:style-name="T1"> Has been around for decades, providing wide hardware and software compatibility. </text:span></text:p>
        </text:list-item>
        <text:list-item>
          <text:p text:style-name="P11"><text:span text:style-name="Strong_20_Emphasis"><text:span text:style-name="T1">Wide NVIDIA driver support:</text:span></text:span><text:span text:style-name="T1"> Offers more features and stability with NVIDIA GPUs compared to Wayland. </text:span></text:p>
        </text:list-item>
        <text:list-item>
          <text:p text:style-name="P10"><text:span text:style-name="Strong_20_Emphasis"><text:span text:style-name="T1">Well-documented and tested:</text:span></text:span><text:span text:style-name="T1"> Easier to troubleshoot and find solutions for any issues. </text:span></text:p>
        </text:list-item>
      </text:list>
      <text:p text:style-name="Text_20_body"><text:span text:style-name="Strong_20_Emphasis"><text:span text:style-name="T24">Cons:</text:span></text:span></text:p>
      <text:list text:style-name="L4">
        <text:list-item>
          <text:p text:style-name="P13"><text:span text:style-name="Strong_20_Emphasis"><text:span text:style-name="T1">Complex:</text:span></text:span><text:span text:style-name="T1"> Requires configuration and drivers for different hardware, leading to potential complexity. </text:span></text:p>
        </text:list-item>
        <text:list-item>
          <text:p text:style-name="P13"><text:span text:style-name="Strong_20_Emphasis"><text:span text:style-name="T1">Indirect communication:</text:span></text:span><text:span text:style-name="T1"> Applications communicate with Xorg, which then interacts with the hardware, adding an extra layer. </text:span></text:p>
        </text:list-item>
        <text:list-item>
          <text:p text:style-name="P13"><text:span text:style-name="Strong_20_Emphasis"><text:span text:style-name="T1">Security concerns:</text:span></text:span><text:span text:style-name="T1"> Can be vulnerable to certain security issues due to its design. </text:span></text:p>
        </text:list-item>
        <text:list-item>
          <text:p text:style-name="P12"><text:span text:style-name="Strong_20_Emphasis"><text:span text:style-name="T1">Not as performant:</text:span></text:span><text:span text:style-name="T1"> May experience higher latency and less responsiveness compared to Wayland. </text:span></text:p>
        </text:list-item>
      </text:list>
      <text:p text:style-name="P9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rriecito" svg:font-family="Barriecito" style:font-pitch="variable"/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0:23:22.676856078</meta:creation-date>
    <dc:date>2024-02-24T10:29:49.406048409</dc:date>
    <meta:editing-duration>PT6M28S</meta:editing-duration>
    <meta:editing-cycles>1</meta:editing-cycles>
    <meta:document-statistic meta:table-count="0" meta:image-count="0" meta:object-count="0" meta:page-count="1" meta:paragraph-count="20" meta:word-count="207" meta:character-count="1431" meta:non-whitespace-character-count="1244"/>
    <meta:generator>LibreOffice/7.6.4.1$Linux_X86_64 LibreOffice_project/60$Build-1</meta:generator>
  </office:meta>
</office:document-meta>
</file>